
<file path=META-INF/manifest.xml><?xml version="1.0" encoding="utf-8"?>
<manifest:manifest xmlns:manifest="urn:oasis:names:tc:opendocument:xmlns:manifest:1.0">
  <manifest:file-entry manifest:full-path="/"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http://www.w3.org/1999/xhtml" xmlns:xsi="http://www.w3.org/2001/XMLSchema-instance" xmlns:xsd="http://www.w3.org/2001/XMLSchema" xmlns:xforms="http://www.w3.org/2002/xforms" xmlns:dom="http://www.w3.org/2001/xml-events" xmlns:oooc="http://openoffice.org/2004/calc" xmlns:ooow="http://openoffice.org/2004/writer" xmlns:ooo="http://openoffice.org/2004/office" xmlns:script="urn:oasis:names:tc:opendocument:xmlns:script:1.0" xmlns:form="urn:oasis:names:tc:opendocument:xmlns:form:1.0" xmlns:math="http://www.w3.org/1998/Math/MathML" xmlns:dr3d="urn:oasis:names:tc:opendocument:xmlns:dr3d:1.0" xmlns:chart="urn:oasis:names:tc:opendocument:xmlns:chart:1.0" xmlns:svg="urn:oasis:names:tc:opendocument:xmlns:svg-compatible:1.0" xmlns:number="urn:oasis:names:tc:opendocument:xmlns:datastyle:1.0" xmlns:meta="urn:oasis:names:tc:opendocument:xmlns:meta:1.0" xmlns:dc="http://purl.org/dc/elements/1.1/" xmlns:xlink="http://www.w3.org/1999/xlink" xmlns:fo="urn:oasis:names:tc:opendocument:xmlns:xsl-fo-compatible:1.0" xmlns:draw="urn:oasis:names:tc:opendocument:xmlns:drawing:1.0" xmlns:table="urn:oasis:names:tc:opendocument:xmlns:table:1.0" xmlns:text="urn:oasis:names:tc:opendocument:xmlns:text:1.0" xmlns:style="urn:oasis:names:tc:opendocument:xmlns:style:1.0" office:version="1.0">
  <office:scripts/>
  <office:font-face-decls>
    <style:font-face svg:font-family="StarSymbol" style:name="StarSymbol"/>
    <style:font-face style:font-pitch="variable" style:font-family-generic="roman" svg:font-family="'DejaVu Sans'" style:name="DejaVu Sans"/>
    <style:font-face style:font-pitch="variable" style:font-family-generic="swiss" svg:font-family="'DejaVu Sans'" style:name="DejaVu Sans1"/>
    <style:font-face style:font-pitch="variable" style:font-family-generic="system" svg:font-family="'DejaVu Sans'" style:name="DejaVu Sans2"/>
  </office:font-face-decls>
  <office:automatic-styles>
    <style:style style:list-style-name="L1" style:parent-style-name="Text_20_body" style:family="paragraph" style:name="P1"/>
    <style:style style:parent-style-name="Standard" style:family="paragraph" style:name="P3">
      <style:paragraph-properties style:justify-single-word="false" fo:text-align="center"/>
    </style:style>
    <style:style style:parent-style-name="Standard" style:family="paragraph" style:name="P4">
      <style:paragraph-properties style:justify-single-word="false" fo:text-align="end"/>
    </style:style>
    <style:style style:parent-style-name="Standard" style:family="paragraph" style:name="P5">
      <style:paragraph-properties style:justify-single-word="false" fo:text-align="justify"/>
    </style:style>
    <style:style style:family="text" style:name="T1">
      <style:text-properties style:font-weight-complex="bold" style:font-weight-asian="bold" fo:font-weight="bold"/>
    </style:style>
    <style:style style:family="text" style:name="T2">
      <style:text-properties style:font-style-complex="italic" style:font-style-asian="italic" fo:font-style="italic"/>
    </style:style>
    <style:style style:family="text" style:name="T3">
      <style:text-properties style:text-underline-color="font-color" style:text-underline-width="auto" style:text-underline-style="solid"/>
    </style:style>
    <text:list-style style:name="L1">
      <text:list-level-style-bullet text:bullet-char="●" style:num-suffix="." text:style-name="Bullet_20_Symbols" text:level="1">
        <style:list-level-properties text:min-label-width="0.635cm" text:space-before="0.635cm"/>
        <style:text-properties style:font-name="StarSymbol"/>
      </text:list-level-style-bullet>
      <text:list-level-style-bullet text:bullet-char="○" style:num-suffix="." text:style-name="Bullet_20_Symbols" text:level="2">
        <style:list-level-properties text:min-label-width="0.635cm" text:space-before="1.27cm"/>
        <style:text-properties style:font-name="StarSymbol"/>
      </text:list-level-style-bullet>
      <text:list-level-style-bullet text:bullet-char="■" style:num-suffix="." text:style-name="Bullet_20_Symbols" text:level="3">
        <style:list-level-properties text:min-label-width="0.635cm" text:space-before="1.905cm"/>
        <style:text-properties style:font-name="StarSymbol"/>
      </text:list-level-style-bullet>
      <text:list-level-style-bullet text:bullet-char="●" style:num-suffix="." text:style-name="Bullet_20_Symbols" text:level="4">
        <style:list-level-properties text:min-label-width="0.635cm" text:space-before="2.54cm"/>
        <style:text-properties style:font-name="StarSymbol"/>
      </text:list-level-style-bullet>
      <text:list-level-style-bullet text:bullet-char="○" style:num-suffix="." text:style-name="Bullet_20_Symbols" text:level="5">
        <style:list-level-properties text:min-label-width="0.635cm" text:space-before="3.175cm"/>
        <style:text-properties style:font-name="StarSymbol"/>
      </text:list-level-style-bullet>
      <text:list-level-style-bullet text:bullet-char="■" style:num-suffix="." text:style-name="Bullet_20_Symbols" text:level="6">
        <style:list-level-properties text:min-label-width="0.635cm" text:space-before="3.81cm"/>
        <style:text-properties style:font-name="StarSymbol"/>
      </text:list-level-style-bullet>
      <text:list-level-style-bullet text:bullet-char="●" style:num-suffix="." text:style-name="Bullet_20_Symbols" text:level="7">
        <style:list-level-properties text:min-label-width="0.635cm" text:space-before="4.445cm"/>
        <style:text-properties style:font-name="StarSymbol"/>
      </text:list-level-style-bullet>
      <text:list-level-style-bullet text:bullet-char="○" style:num-suffix="." text:style-name="Bullet_20_Symbols" text:level="8">
        <style:list-level-properties text:min-label-width="0.635cm" text:space-before="5.08cm"/>
        <style:text-properties style:font-name="StarSymbol"/>
      </text:list-level-style-bullet>
      <text:list-level-style-bullet text:bullet-char="■" style:num-suffix="." text:style-name="Bullet_20_Symbols" text:level="9">
        <style:list-level-properties text:min-label-width="0.635cm" text:space-before="5.715cm"/>
        <style:text-properties style:font-name="StarSymbol"/>
      </text:list-level-style-bullet>
      <text:list-level-style-bullet text:bullet-char="●" style:num-suffix="." text:style-name="Bullet_20_Symbols" text:level="10">
        <style:list-level-properties text:min-label-width="0.635cm" text:space-before="6.35cm"/>
        <style:text-properties style:font-name="StarSymbol"/>
      </text:list-level-style-bullet>
    </text:list-style>
  </office:automatic-styles>
  <office:body>
    <office:text>
<office:forms form:apply-design-mode="false" form:automatic-focus="fals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Title">
      What's Wrong With db-web-ui
    </text:p>
<text:p text:style-name="Standard">
<text:a xmlns:text="text" xmlns:xlink="xlink" xlink:type="simple" xlink:href="../RIPE_NCC.mm">RIPE_NCC.mm</text:a>
</text:p>
<text:h text:style-name="Heading_20_1" text:outline-level="1">Build System</text:h>
<text:h text:style-name="Heading_20_2" text:outline-level="2">Issues</text:h>
<text:h text:style-name="Heading_20_3" text:outline-level="3">Too many targets</text:h>
<text:p text:style-name="Standard">
      No less than six build targets!
    </text:p>
<text:p text:style-name="Standard">
      DRY principle is ignored -- each target is a copy-and-paste of another.
    </text:p>
<text:h text:style-name="Heading_20_3" text:outline-level="3">Cannot test ng-app in isolation</text:h>
<text:p text:style-name="Standard">
      Ng-app should be able to run with mocks or a live back-end
    </text:p>
<text:h text:style-name="Heading_20_3" text:outline-level="3">Lots of NPM dependencies</text:h>
<text:list text:style-name="L1">
<text:list-item>
<text:p text:style-name="P1">
        Many dependencies duplicate functionality found in other deps
      </text:p>
</text:list-item>
<text:list-item>
<text:p text:style-name="P1">
        Use the 'fixed' notation when specifying version numbers (goes also for bower.json)
      </text:p>
</text:list-item>
</text:list>
<text:p text:style-name="P3"/>
<text:h text:style-name="Heading_20_3" text:outline-level="3">Difficult to do automated tests</text:h>
<text:list text:style-name="L1">
<text:list-item>
<text:p text:style-name="P1">
        Because the app redirects you to a different host to log in -- it's not an Single Page App (SPA) and Protractor only works for SPAs
      </text:p>
</text:list-item>
<text:list-item>
<text:p text:style-name="P1">
        Bug in an underlying Grunt module makes https difficult.
      </text:p>
</text:list-item>
</text:list>
<text:p text:style-name="P3"/>
<text:h text:style-name="Heading_20_2" text:outline-level="2">Solution</text:h>
<text:h text:style-name="Heading_20_3" text:outline-level="3">Use Yeoman as a project template</text:h>
<text:p text:style-name="Standard">
      Yeoman is a project generator which creates a minimal but functional project based on Grunt, Bower and Sass. It includes configurations for a lot of common tasks an Angular developer needs to perform.
    </text:p>
<text:p text:style-name="Standard"/>
<text:p text:style-name="Standard">
      Grunt - Task automation: build (see below), test runner, server, even release and deploy with the right plugins
    </text:p>
<text:p text:style-name="Standard">
      NPM - Think of it as RPM for a JS project
    </text:p>
<text:p text:style-name="Standard">
      Bower - Dependency management (client app)
    </text:p>
<text:p text:style-name="Standard"/>
<text:p text:style-name="Standard">
      Grunt can easily be tweaked to do things like:
    </text:p>
<text:list text:style-name="L1">
<text:list-item>
<text:p text:style-name="P1">
        Minification
      </text:p>
</text:list-item>
<text:list-item>
<text:p text:style-name="P1">
        Concatenation
      </text:p>
</text:list-item>
<text:list-item>
<text:p text:style-name="P1">
        Cache busting
      </text:p>
</text:list-item>
</text:list>
<text:p text:style-name="P3"/>
<text:p text:style-name="Standard">
      It does this by leveraging the features of a small number of modules and re-useable configuration items.
    </text:p>
<text:h text:style-name="Heading_20_3" text:outline-level="3">Split ng-app from web-app</text:h>
<text:list text:style-name="L1">
<text:list-item>
<text:p text:style-name="P1">
        Can use Grunt to do the builds instead of Maven &gt; Yeoman plugin &gt; Grunt.
      </text:p>
</text:list-item>
<text:list-item>
<text:p text:style-name="P1">
        Server-side properties can be fetched and used in ng-app initialization either by issuing a service call or by 'compiling' the values into the app (a bit like it does now for some of the constants)
      </text:p>
</text:list-item>
<text:list-item>
<text:p text:style-name="P1">
        See 'Testing: Solution' for more details on improving automated tests
      </text:p>
</text:list-item>
</text:list>
<text:p text:style-name="P3"/>
<text:h text:style-name="Heading_20_3" text:outline-level="3">Fix JS module versions</text:h>
<text:p text:style-name="Standard">
      i.e. use 'x.x.x' and not '^x.x.x' or '~x.x.x'
    </text:p>
<text:h text:style-name="Heading_20_1" text:outline-level="1">Code analysis</text:h>
<text:h text:style-name="Heading_20_2" text:outline-level="2">Issues</text:h>
<text:h text:style-name="Heading_20_3" text:outline-level="3">Constants are defined in different ways</text:h>
<text:list text:style-name="L1">
<text:list-item>
<text:p text:style-name="P1">
        Some are using the ng-constant library,
      </text:p>
</text:list-item>
<text:list-item>
<text:p text:style-name="P1">
        Some are defined in the code.
      </text:p>
</text:list-item>
<text:list-item>
<text:p text:style-name="P1">
        Many constants/enums are not defined, e.g. object types, attribute names, lists (mntners, &amp;c.)
      </text:p>
</text:list-item>
</text:list>
<text:p text:style-name="P3"/>
<text:h text:style-name="Heading_20_3" text:outline-level="3">HTML tag ids are not unique!</text:h>
<text:list text:style-name="L1">
<text:list-item>
<text:p text:style-name="P1">
        Bad practice
      </text:p>
</text:list-item>
<text:list-item>
<text:p text:style-name="P1">
        Could introduce bugs if our code relies on them
      </text:p>
</text:list-item>
<text:list-item>
<text:p text:style-name="P1">
        If the code doesn't rely on them they shouldn't be there
      </text:p>
</text:list-item>
</text:list>
<text:p text:style-name="P3"/>
<text:h text:style-name="Heading_20_3" text:outline-level="3">Inline CSS is used</text:h>
<text:p text:style-name="Standard">
      Classes should be used instead -- they render quicker
    </text:p>
<text:h text:style-name="Heading_20_3" text:outline-level="3">Excessive use of $scope</text:h>
<text:list text:style-name="L1">
<text:list-item>
<text:p text:style-name="P1">
        Some things defined in the $scope should be constants
      </text:p>
</text:list-item>
<text:list-item>
<text:p text:style-name="P1">
        Scope vars should be objects, not primitives (e.g. $scope.data.id)
      </text:p>
</text:list-item>
<text:list-item>
<text:p text:style-name="P1">
        Many controller functions have external dependency on $scope vars making them very fragile (should be writing to scope, not reading)
      </text:p>
</text:list-item>
</text:list>
<text:p text:style-name="P3"/>
<text:h text:style-name="Heading_20_3" text:outline-level="3">Circular dependencies in modules</text:h>
<text:p text:style-name="Standard">
      Doesn't appear to have a direct negative consequence but it just doesn't make sense to introduce such a dependency anyway.
    </text:p>
<text:h text:style-name="Heading_20_3" text:outline-level="3">Unnecessarily complex objects and call graphs</text:h>
<text:list text:style-name="L1">
<text:list-item>
<text:p text:style-name="P1">
        E.g. extra level in RpslObject objects.object[], attributes.attribute[],
      </text:p>
</text:list-item>
<text:list-item>
<text:p text:style-name="P1">
        functions which just delegate to another function which is implemented in one line
      </text:p>
</text:list-item>
<text:list-item>
<text:p text:style-name="P1">
        The list of attributes which also has methods!
      </text:p>
</text:list-item>
</text:list>
<text:p text:style-name="P3"/>
<text:h text:style-name="Heading_20_3" text:outline-level="3">JSHint, IIFE, 'use strict', /*global ...*/ and other mysteries</text:h>
<text:p text:style-name="Standard">
      Not being used in our code but these things should be used in every JS file
    </text:p>
<text:h text:style-name="Heading_20_2" text:outline-level="2">Solution</text:h>
<text:h text:style-name="Heading_20_3" text:outline-level="3">Use JS lint tool</text:h>
<text:p text:style-name="Standard">
      JS lint report is being generated on SonarQube
    </text:p>
<text:p text:style-name="Standard">
      JS lint metrics should be used in the decision to release to production
    </text:p>
<text:h text:style-name="Heading_20_3" text:outline-level="3">Read Angular Best Practices</text:h>
<text:list text:style-name="L1">
<text:list-item>
<text:p text:style-name="P1">
        Must read: https://github.com/johnpapa/angular-styleguide/tree/master/a1 </text:p>
</text:list-item>
<text:list-item>
<text:p text:style-name="P1">
        This chap knows a thing or two about Angular: Ben Nadel www.bennadel.com</text:p>
</text:list-item>
<text:list-item>
<text:p text:style-name="P1">
        Use the Mozilla Developer Network (MDN) for JS specs — NOT W3Schools
      </text:p>
</text:list-item>
<text:list-item>
<text:p text:style-name="P1">
        https://www.airpair.com/angularjs/posts/top-10-mistakes-angularjs-developers-make
      </text:p>
</text:list-item>
</text:list>
<text:p text:style-name="P3"/>
<text:h text:style-name="Heading_20_3" text:outline-level="3">Factor the complexity out</text:h>
<text:p text:style-name="Standard">
      ...but only when we have enough test coverage to be sure
    </text:p>
<text:h text:style-name="Heading_20_1" text:outline-level="1">Testing</text:h>
<text:h text:style-name="Heading_20_2" text:outline-level="2">Issues</text:h>
<text:h text:style-name="Heading_20_3" text:outline-level="3">No alignment of business requirements vs tests</text:h>
<text:p text:style-name="Standard">
      Meaning there's no direct link from a business requirement that can be stated (e.g. in a policy document) to a place in the code where we can demonstrate that the requirement is being tested.
    </text:p>
<text:h text:style-name="Heading_20_3" text:outline-level="3">No quality controls (gate)</text:h>
<text:p text:style-name="Standard">
      No defined minimum coverage level for releases
    </text:p>
<text:h text:style-name="Heading_20_3" text:outline-level="3">Unit test coverage is OK but not good</text:h>
<text:p text:style-name="Standard">
      There SHOULD be no need to improve unit test coverage since all front-end code should be covered be integration tests.
    </text:p>
<text:p text:style-name="Standard">
      However, since the app is also doing business logic then this needs testing as well.
    </text:p>
<text:h text:style-name="Heading_20_3" text:outline-level="3">Not enough E2E coverage</text:h>
          Integration Tests
        
          33.5%
        
          Lines
        
          36.5%
        
          Conditions
        
          23.0%
        <text:h text:style-name="Heading_20_3" text:outline-level="3">Mocks do not reflect real data</text:h>
<text:p text:style-name="Standard">
      Mocks can become obsolete when the code changes. This is a generic problem, not one especially for db-web-ui
    </text:p>
<text:h text:style-name="Heading_20_2" text:outline-level="2">Solution</text:h>
<text:h text:style-name="Heading_20_3" text:outline-level="3">Improve code coverage</text:h>
<text:p text:style-name="Standard">
      Focus on E2E tests since these are more robust:
    </text:p>
<text:list text:style-name="L1">
<text:list-item>
<text:p text:style-name="P1">
        Functionality tested by E2E tests is less likely to change than an implementation covered by a unit test
      </text:p>
</text:list-item>
<text:list-item>
<text:p text:style-name="P1">
        Unit tests break when code is refactored. E2E tests check that the app still works after refactoring.
      </text:p>
</text:list-item>
</text:list>
<text:p text:style-name="P3"/>
<text:h text:style-name="Heading_20_3" text:outline-level="3">Define minimum coverage thresholds for production releases</text:h>
<text:p text:style-name="Standard">
      Should be &gt; 95% IMO. Cannot be confident about making changes with any less.
    </text:p>
<text:h text:style-name="Heading_20_3" text:outline-level="3">Define scenarios</text:h>
<text:p text:style-name="Standard">
      Identify every business rule and interface response
    </text:p>
<text:p text:style-name="Standard">
      Write user stories which exercise the rules and describe the UI interactions
    </text:p>
<text:p text:style-name="Standard">
      Use the stories to define or extract mock data both at the ng-app/web-app interface and the web-app/data-app i/f
    </text:p>
<text:p text:style-name="Standard"/>
<text:p text:style-name="Standard">
      Example: https://docs.google.com/spreadsheets/d/1zaHfAUXIChojm-dUiZuezkhahmwWIFbDbqFpwURIqPg/edit#gid=0
    </text:p>
<text:h text:style-name="Heading_20_3" text:outline-level="3">Automatically capture and re-use mocks</text:h>
<text:p text:style-name="Standard">
      This becomes possible when `grunt serve` works. A Grunt module, Prism, can be used to capture the traffic between the ng-app and the web-app. The approach is this:
    </text:p>
<text:list text:style-name="L1">
<text:list-item>
<text:p text:style-name="P1">
        Start `grunt serve` with Prism in 'record' mode and with a real back-end service
      </text:p>
</text:list-item>
<text:list-item>
<text:p text:style-name="P1">
        Click through a scenario. Prism stores the requests and responses as files on the disk.
      </text:p>
</text:list-item>
<text:list-item>
<text:p text:style-name="P1">
        Stop the Grunt server and shut down the back end.
      </text:p>
</text:list-item>
<text:list-item>
<text:p text:style-name="P1">
        Start `grunt serve` with Prism in 'playback' mode.
      </text:p>
</text:list-item>
<text:list-item>
<text:p text:style-name="P1">
        You can now click through the same scenario you recorded earlier, or any subset of any scenario you've recorded.
      </text:p>
</text:list-item>
</text:list>
<text:p text:style-name="P3"/>
<text:p text:style-name="Standard">
      An advantage of having the requests and responses recorded as files on disk is that they can be used for feeding Protractor tests with mocks, so the scenario that you recorded manually can easily be used to provide the mocks for an automated test. The same mocks can also be used to test the web-app, for example by firing a request and checking that the response matches the one recorded in the Prism files.
    </text:p>
<text:h text:style-name="Heading_20_1" text:outline-level="1">UX</text:h>
<text:p text:style-name="Standard">
      Not an immediate problem but worth going though the points so that we don't make UX issues harder to solve in the future.
    </text:p>
<text:h text:style-name="Heading_20_2" text:outline-level="2">Issues</text:h>
<text:h text:style-name="Heading_20_3" text:outline-level="3">Not mobile first</text:h>
<text:p text:style-name="Standard">
      Isn't an issue now but it might be if/when we want to support mobile. There are conflicting opinions about whether this is, or will ever be, an issue.
    </text:p>
<text:h text:style-name="Heading_20_3" text:outline-level="3">Issues when resizing screen</text:h>
<text:p text:style-name="Standard">
      The menu hides part of the screen when the client window is between 996 and 1000px wide.
    </text:p>
<text:h text:style-name="Heading_20_3" text:outline-level="3">No a11y support</text:h>
<text:p text:style-name="Standard">
      Again, probably unlikely to ever be an explicit requirement -- nevertheless, support for a11y is an 'unwritten' requirement for all public web pages since they can be viewed by anybody. Users who need a11y features who found their way to the DB pages by mistake still need to be able to read the page and understand what it is.
    </text:p>
<text:h text:style-name="Heading_20_2" text:outline-level="2">Solution</text:h>
<text:h text:style-name="Heading_20_3" text:outline-level="3">Follow the Bootstrap guide</text:h>
<text:p text:style-name="Standard">
      We're not making the most of the Bootstrap classes, instead we're using several custom classes and inline css (&lt;tag style="xxx: yyy;"&gt;...&lt;/tag&gt; )
    </text:p>
<text:p text:style-name="Standard">
      These are interfering with what the Bootstrap  CSS is trying to do.
    </text:p>
<text:h text:style-name="Heading_20_3" text:outline-level="3">Limit the number of different UI libs</text:h>
<text:p text:style-name="Standard">
      Because it's easier to get a single set of widgets working together than combining widgets from several 3rd parties.
    </text:p>
<text:p text:style-name="Standard">
      See UI Bootstrap, for an example of a complete widget library: http://angular-ui.github.io/bootstrap/
    </text:p>
<text:p text:style-name="Standard"/>$ bower install angular-bootstrap
    <text:h text:style-name="Heading_20_3" text:outline-level="3">Need UX input to help resolve interface issues</text:h>
<text:p text:style-name="Standard">
      There are lots of things to consider if we go down this route: http://www.uxbooth.com/articles/designing-mobile-part-3-visual-design/
    </text:p>
<text:p text:style-name="Standard">
      Use the new design when rebuilding the Java Faces code with ng-app/web-app?
    </text:p>
<text:h text:style-name="Heading_20_1" text:outline-level="1">Road map</text:h>
<text:h text:style-name="Heading_20_2" text:outline-level="2">TODO</text:h>
<text:list text:style-name="L1">
<text:list-item>
<text:p text:style-name="P1">
        DEV mode in the back-end supports automatic user auth (can test as SPA)
      </text:p>
</text:list-item>
<text:list-item>
<text:p text:style-name="P1">
        Common configuration for Grunt which does E2E coverage reports on db-tools-1 I

        <text:list text:style-name="L1">
<text:list-item>
<text:p text:style-name="P1">
             Should work for 'standard' project layouts
          </text:p>
</text:list-item>
<text:list-item>
<text:p text:style-name="P1">
            IE, FF, Chrome and PhantomJS supported
          </text:p>
</text:list-item>
</text:list>
<text:p text:style-name="P3"/>
</text:p>
</text:list-item>
<text:list-item>
<text:p text:style-name="P1">
        Split static files from server code so we have two apps (optional)
      </text:p>
</text:list-item>
<text:list-item>
<text:p text:style-name="P1">
        Write scenarios
      </text:p>
</text:list-item>
<text:list-item>
<text:p text:style-name="P1">
        Harvest mocks (preferably using Grunt/Prism)
      </text:p>
</text:list-item>
<text:list-item>
<text:p text:style-name="P1">
        Implement scenarios as E2E tests
      </text:p>
</text:list-item>
</text:list>
<text:p text:style-name="P3"/>
<text:h text:style-name="Heading_20_2" text:outline-level="2">Future?</text:h>
<text:list text:style-name="L1">
<text:list-item>
<text:p text:style-name="P1">
        Presentation tier in web-app to reduce front-end footprint and improve client performance
      </text:p>
</text:list-item>
<text:list-item>
<text:p text:style-name="P1">
        Quality gate based on E2E coverage and JSHint report (or equivalent)
      </text:p>
</text:list-item>
<text:list-item>
<text:p text:style-name="P1">
        Drive web-app testing with the same mocks used by ng-app
      </text:p>
</text:list-item>
<text:list-item>
<text:p text:style-name="P1">
        Run E2E tests for IE, FF, Chrome on Windoze
      </text:p>
</text:list-item>
</text:list>
<text:p text:style-name="P3"/>
</office:text>
  </office:body>
</office:document-content>
</file>

<file path=styles.xml><?xml version="1.0" encoding="utf-8"?>
<!--
/*FreeMind - A Program for creating and viewing Mindmaps
 *Copyright (C) 2000-2008  Christian Foltin and others.
 *
 *See COPYING for Details
 *
 *This program is free software; you can redistribute it and/or
 *modify it under the terms of the GNU General Public License
 *as published by the Free Software Foundation; either version 2
 *of the License, or (at your option) any later version.
 *
 *This program is distributed in the hope that it will be useful,
 *but WITHOUT ANY WARRANTY; without even the implied warranty of
 *MERCHANTABILITY or FITNESS FOR A PARTICULAR PURPOSE.  See the
 *GNU General Public License for more details.
 *
 *You should have received a copy of the GNU General Public License
 *along with this program; if not, write to the Free Software
 *Foundation, Inc., 59 Temple Place - Suite 330, Boston, MA  02111-1307, USA.
 *
 */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style:font-name-asian="DejaVu Sans2" style:font-size-asian="12pt" style:language-asian="de" style:country-asian="DE" style:font-name-complex="DejaVu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